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8" table:style-name="ce1">
            <text:p>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4" table:style-name="ce1">
            <text:p>3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4" table:style-name="ce1">
            <text:p>6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6" table:style-name="ce1">
            <text:p>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08" table:style-name="ce1">
            <text:p>6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2.88" table:style-name="ce1">
            <text:p>9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4" table:style-name="ce1">
            <text:p>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17" table:style-name="ce1">
            <text:p>2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5.94999999999999" table:style-name="ce1">
            <text:p>155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.18" table:style-name="ce1">
            <text:p>1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81" table:style-name="ce1">
            <text:p>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3" table:style-name="ce1">
            <text:p>4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82" table:style-name="ce1">
            <text:p>6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.31" table:style-name="ce1">
            <text:p>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6" table:style-name="ce1">
            <text:p>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26" table:style-name="ce1">
            <text:p>4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" table:style-name="ce1">
            <text:p>3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92" table:style-name="ce1">
            <text:p>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6" table:style-name="ce1">
            <text:p>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98" table:style-name="ce1">
            <text:p>9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8" table:style-name="ce1">
            <text:p>5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4.65" table:style-name="ce1">
            <text:p>124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33" table:style-name="ce1">
            <text:p>29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8.21" table:style-name="ce1">
            <text:p>48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78" table:style-name="ce1">
            <text:p>12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4.78" table:style-name="ce1">
            <text:p>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8.22" table:style-name="ce1">
            <text:p>978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140.52" table:style-name="ce1">
            <text:p>214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91.2" table:style-name="ce1">
            <text:p>159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9.76" table:style-name="ce1">
            <text:p>629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2.21" table:style-name="ce1">
            <text:p>60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7.91" table:style-name="ce1">
            <text:p>71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85" table:style-name="ce1">
            <text:p>2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01.9" table:style-name="ce1">
            <text:p>1501.9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47" table:style-name="ce1">
            <text:p>1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2.21" table:style-name="ce1">
            <text:p>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2.21" table:style-name="ce1">
            <text:p>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63" table:style-name="ce1">
            <text:p>1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4" table:style-name="ce1">
            <text:p>6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08" table:style-name="ce1">
            <text:p>6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7.52" table:style-name="ce1">
            <text:p>47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44" table:style-name="ce1">
            <text:p>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75" table:style-name="ce1">
            <text:p>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7" table:style-name="ce1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87.91" table:style-name="ce1">
            <text:p>8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.18" table:style-name="ce1">
            <text:p>1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81" table:style-name="ce1">
            <text:p>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6.9" table:style-name="ce1">
            <text:p>6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3" table:style-name="ce1">
            <text:p>4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82" table:style-name="ce1">
            <text:p>6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.31" table:style-name="ce1">
            <text:p>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59" table:style-name="ce1">
            <text:p>1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39" table:style-name="ce1">
            <text:p>1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3.26" table:style-name="ce1">
            <text:p>3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92" table:style-name="ce1">
            <text:p>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6" table:style-name="ce1">
            <text:p>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2.39" table:style-name="ce1">
            <text:p>2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98" table:style-name="ce1">
            <text:p>9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6.510000000000002" table:style-name="ce1">
            <text:p>16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71.73" table:style-name="ce1">
            <text:p>71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33" table:style-name="ce1">
            <text:p>29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7.89" table:style-name="ce1">
            <text:p>7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5.22" table:style-name="ce1">
            <text:p>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24.7" table:style-name="ce1">
            <text:p>24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680.86" table:style-name="ce1">
            <text:p>68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545.8" table:style-name="ce1">
            <text:p>154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067.04" table:style-name="ce1">
            <text:p>1067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23.12" table:style-name="ce1">
            <text:p>42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395.57" table:style-name="ce1">
            <text:p>395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20.55" table:style-name="ce1">
            <text:p>420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4.03" table:style-name="ce1">
            <text:p>14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85" table:style-name="ce1">
            <text:p>2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907.18" table:style-name="ce1">
            <text:p>907.18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1100000000000001" table:style-name="ce1">
            <text:p>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51" table:style-name="ce1">
            <text:p>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55000000000000004" table:style-name="ce1">
            <text:p>0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5.82" table:style-name="ce1">
            <text:p>5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3" table:style-name="ce1">
            <text:p>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07" table:style-name="ce1">
            <text:p>5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5.12" table:style-name="ce1">
            <text:p>15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.36" table:style-name="ce1">
            <text:p>2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.36" table:style-name="ce1">
            <text:p>2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87" table:style-name="ce1">
            <text:p>0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1" table:style-name="ce1">
            <text:p>1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26" table:style-name="ce1">
            <text:p>0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9.31" table:style-name="ce1">
            <text:p>39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6.399999999999999" table:style-name="ce1">
            <text:p>16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77" table:style-name="ce1">
            <text:p>3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4" table:style-name="ce1">
            <text:p>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3" table:style-name="ce1">
            <text:p>5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8.71" table:style-name="ce1">
            <text:p>18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87" table:style-name="ce1">
            <text:p>0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2" table:style-name="ce1">
            <text:p>0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9" table:style-name="ce1">
            <text:p>3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1000000000000001" table:style-name="ce1">
            <text:p>1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7" table:style-name="ce1">
            <text:p>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4.06" table:style-name="ce1">
            <text:p>14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7.68" table:style-name="ce1">
            <text:p>7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27.76" table:style-name="ce1">
            <text:p>227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37.89" table:style-name="ce1">
            <text:p>37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5.06" table:style-name="ce1">
            <text:p>25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03.8" table:style-name="ce1">
            <text:p>10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46" table:style-name="ce1">
            <text:p>3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.84" table:style-name="ce1">
            <text:p>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9.83" table:style-name="ce1">
            <text:p>9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8.3" table:style-name="ce1">
            <text:p>1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2" table:style-name="ce1">
            <text:p>1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3.57" table:style-name="ce1">
            <text:p>2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42.45" table:style-name="ce1">
            <text:p>42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6" table:style-name="ce1">
            <text:p>0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7" table:style-name="ce1">
            <text:p>1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8.32" table:style-name="ce1">
            <text:p>2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.19" table:style-name="ce1">
            <text:p>1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7.08" table:style-name="ce1">
            <text:p>27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683.24" table:style-name="ce1">
            <text:p>683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121" table:style-name="ce1">
            <text:p>11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694" table:style-name="ce1">
            <text:p>69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069.42" table:style-name="ce1">
            <text:p>1069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190.2399999999998" table:style-name="ce1">
            <text:p>219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01.76" table:style-name="ce1">
            <text:p>30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75.52" table:style-name="ce1">
            <text:p>275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47.97" table:style-name="ce1">
            <text:p>247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422.93" table:style-name="ce1">
            <text:p>422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7" table:style-name="ce1">
            <text:p>22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9" table:style-name="ce1">
            <text:p>22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482.38" table:style-name="ce1">
            <text:p>482.38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81" table:style-name="ce1">
            <text:p>1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81" table:style-name="ce1">
            <text:p>1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61" table:style-name="ce1">
            <text:p>1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1.27" table:style-name="ce1">
            <text:p>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4.92" table:style-name="ce1">
            <text:p>4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1.35" table:style-name="ce1">
            <text:p>1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3" table:style-name="ce1">
            <text:p>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0.18" table:style-name="ce1">
            <text:p>0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07" table:style-name="ce1">
            <text:p>5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.8" table:style-name="ce1">
            <text:p>1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44" table:style-name="ce1">
            <text:p>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75" table:style-name="ce1">
            <text:p>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26" table:style-name="ce1">
            <text:p>0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7" table:style-name="ce1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32.83" table:style-name="ce1">
            <text:p>3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6.9" table:style-name="ce1">
            <text:p>6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77" table:style-name="ce1">
            <text:p>3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4" table:style-name="ce1">
            <text:p>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5.55" table:style-name="ce1">
            <text:p>15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0.02" table:style-name="ce1">
            <text:p>0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7" table:style-name="ce1">
            <text:p>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06" table:style-name="ce1">
            <text:p>2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2.39" table:style-name="ce1">
            <text:p>2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7.68" table:style-name="ce1">
            <text:p>7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180.96" table:style-name="ce1">
            <text:p>18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6.510000000000002" table:style-name="ce1">
            <text:p>16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0.309999999999999" table:style-name="ce1">
            <text:p>20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71.73" table:style-name="ce1">
            <text:p>71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46" table:style-name="ce1">
            <text:p>3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.03" table:style-name="ce1">
            <text:p>4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8.0299999999999994" table:style-name="ce1">
            <text:p>8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8.14" table:style-name="ce1">
            <text:p>8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13.8" table:style-name="ce1">
            <text:p>1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2" table:style-name="ce1">
            <text:p>1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3.57" table:style-name="ce1">
            <text:p>2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7.89" table:style-name="ce1">
            <text:p>7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5.22" table:style-name="ce1">
            <text:p>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4.16" table:style-name="ce1">
            <text:p>14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24.56" table:style-name="ce1">
            <text:p>2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612.32000000000005" table:style-name="ce1">
            <text:p>612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64.3599999999999" table:style-name="ce1">
            <text:p>106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694" table:style-name="ce1">
            <text:p>694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944.5" table:style-name="ce1">
            <text:p>944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190.2399999999998" table:style-name="ce1">
            <text:p>219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82.08" table:style-name="ce1">
            <text:p>282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376.18" table:style-name="ce1">
            <text:p>376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820" table:style-name="ce1">
            <text:p>2820</text:p>
          </table:table-cell>
          <table:table-cell office:value-type="float" office:value="348.62" table:style-name="ce1">
            <text:p>348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20.55" table:style-name="ce1">
            <text:p>420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4.03" table:style-name="ce1">
            <text:p>14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9" table:style-name="ce1">
            <text:p>22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425.74" table:style-name="ce1">
            <text:p>425.74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5Z</meta:creation-date>
    <dc:date>2023-06-13T14:05:52Z</dc:date>
  </office:meta>
</office:document-meta>
</file>